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zxx" fo:country="none" officeooo:rsid="00164388" officeooo:paragraph-rsid="00164388" style:language-asian="zxx" style:country-asian="none" style:language-complex="zxx" style:country-complex="none"/>
    </style:style>
    <style:style style:name="P2" style:family="paragraph" style:parent-style-name="Standard">
      <style:text-properties style:font-name="FreeMono" fo:language="zxx" fo:country="none" officeooo:rsid="00164388" officeooo:paragraph-rsid="00286b67" style:language-asian="zxx" style:country-asian="none" style:language-complex="zxx" style:country-complex="none"/>
    </style:style>
    <style:style style:name="P3" style:family="paragraph" style:parent-style-name="Standard">
      <style:text-properties style:font-name="FreeMono" fo:language="zxx" fo:country="none" officeooo:rsid="001709f3" officeooo:paragraph-rsid="001709f3" style:language-asian="zxx" style:country-asian="none" style:language-complex="zxx" style:country-complex="none"/>
    </style:style>
    <style:style style:name="P4" style:family="paragraph" style:parent-style-name="Standard">
      <style:text-properties style:font-name="FreeMono" fo:language="zxx" fo:country="none" officeooo:rsid="001f3f1d" officeooo:paragraph-rsid="001f3f1d" style:language-asian="zxx" style:country-asian="none" style:language-complex="zxx" style:country-complex="none"/>
    </style:style>
    <style:style style:name="P5" style:family="paragraph" style:parent-style-name="Standard">
      <style:text-properties style:font-name="FreeMono" fo:language="zxx" fo:country="none" officeooo:rsid="0022dce6" officeooo:paragraph-rsid="0026bb55" style:language-asian="zxx" style:country-asian="none" style:language-complex="zxx" style:country-complex="none"/>
    </style:style>
    <style:style style:name="P6" style:family="paragraph" style:parent-style-name="Standard">
      <style:text-properties style:font-name="FreeMono" fo:language="zxx" fo:country="none" officeooo:rsid="0028e1aa" officeooo:paragraph-rsid="0028e1a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4388" officeooo:paragraph-rsid="0016438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4388" officeooo:paragraph-rsid="00286b6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64388" officeooo:paragraph-rsid="0028e1aa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709f3" officeooo:paragraph-rsid="001709f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09f3" officeooo:paragraph-rsid="0018ebf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09f3" officeooo:paragraph-rsid="001f211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8ebf6" officeooo:paragraph-rsid="0018ebf6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de22e" officeooo:paragraph-rsid="001de22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de22e" officeooo:paragraph-rsid="001f211e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f3f1d" officeooo:paragraph-rsid="001f3f1d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22dce6" officeooo:paragraph-rsid="0022dce6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22dce6" officeooo:paragraph-rsid="0026bb55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8e1aa" officeooo:paragraph-rsid="0028e1aa" style:language-asian="zxx" style:country-asian="none" style:language-complex="zxx" style:country-complex="none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1" style:font-name-asian="Noto Serif CJK SC" style:font-name-complex="Lohit Devanagari1"/>
    </style:style>
    <style:style style:name="T3" style:family="text">
      <style:text-properties style:font-name="Liberation Serif1" officeooo:rsid="00186de7" style:font-name-asian="Noto Serif CJK SC" style:font-name-complex="Lohit Devanagari1"/>
    </style:style>
    <style:style style:name="T4" style:family="text">
      <style:text-properties style:font-name="Liberation Serif1" officeooo:rsid="0018ebf6" style:font-name-asian="Noto Serif CJK SC" style:font-name-complex="Lohit Devanagari1"/>
    </style:style>
    <style:style style:name="T5" style:family="text">
      <style:text-properties style:font-name="Liberation Serif1" officeooo:rsid="001b4232" style:font-name-asian="Noto Serif CJK SC" style:font-name-complex="Lohit Devanagari1"/>
    </style:style>
    <style:style style:name="T6" style:family="text">
      <style:text-properties style:font-name="Liberation Serif1" officeooo:rsid="001cba2b" style:font-name-asian="Noto Serif CJK SC" style:font-name-complex="Lohit Devanagari1"/>
    </style:style>
    <style:style style:name="T7" style:family="text">
      <style:text-properties style:font-name="Liberation Serif1" officeooo:rsid="001cc3f6" style:font-name-asian="Noto Serif CJK SC" style:font-name-complex="Lohit Devanagari1"/>
    </style:style>
    <style:style style:name="T8" style:family="text">
      <style:text-properties style:font-name="Liberation Serif1" officeooo:rsid="001f0171" style:font-name-asian="Noto Serif CJK SC" style:font-name-complex="Lohit Devanagari1"/>
    </style:style>
    <style:style style:name="T9" style:family="text">
      <style:text-properties style:font-name="Liberation Serif1" officeooo:rsid="0026bb55" style:font-name-asian="Noto Serif CJK SC" style:font-name-complex="Lohit Devanagari1"/>
    </style:style>
    <style:style style:name="T10" style:family="text">
      <style:text-properties style:font-name="Liberation Serif1" officeooo:rsid="00286b67" style:font-name-asian="Noto Serif CJK SC" style:font-name-complex="Lohit Devanagari1"/>
    </style:style>
    <style:style style:name="T11" style:family="text">
      <style:text-properties style:font-name="Liberation Serif1" officeooo:rsid="0028e1aa" style:font-name-asian="Noto Serif CJK SC" style:font-name-complex="Lohit Devanagari1"/>
    </style:style>
    <style:style style:name="T12" style:family="text">
      <style:text-properties officeooo:rsid="001709f3"/>
    </style:style>
    <style:style style:name="T13" style:family="text">
      <style:text-properties style:font-name-asian="Noto Serif CJK SC" style:font-name-complex="Lohit Devanagari1"/>
    </style:style>
    <style:style style:name="T14" style:family="text">
      <style:text-properties officeooo:rsid="0026bb55" style:font-name-asian="Noto Serif CJK SC" style:font-name-complex="Lohit Devanagari1"/>
    </style:style>
    <style:style style:name="T15" style:family="text">
      <style:text-properties officeooo:rsid="00286b67" style:font-name-asian="Noto Serif CJK SC" style:font-name-complex="Lohit Devanagari1"/>
    </style:style>
    <style:style style:name="T16" style:family="text">
      <style:text-properties style:font-name="FreeMono" style:font-name-asian="Noto Serif CJK SC" style:font-name-complex="Lohit Devanagari1"/>
    </style:style>
    <style:style style:name="T17" style:family="text">
      <style:text-properties style:font-name="FreeMono" officeooo:rsid="00186de7" style:font-name-asian="Noto Serif CJK SC" style:font-name-complex="Lohit Devanagari1"/>
    </style:style>
    <style:style style:name="T18" style:family="text">
      <style:text-properties style:font-name="FreeMono" officeooo:rsid="0018ebf6" style:font-name-asian="Noto Serif CJK SC" style:font-name-complex="Lohit Devanagari1"/>
    </style:style>
    <style:style style:name="T19" style:family="text">
      <style:text-properties style:font-name="FreeMono" officeooo:rsid="001cba2b" style:font-name-asian="Noto Serif CJK SC" style:font-name-complex="Lohit Devanagari1"/>
    </style:style>
    <style:style style:name="T20" style:family="text">
      <style:text-properties style:font-name="FreeMono" officeooo:rsid="001de22e" style:font-name-asian="Noto Serif CJK SC" style:font-name-complex="Lohit Devanagari1"/>
    </style:style>
    <style:style style:name="T21" style:family="text">
      <style:text-properties style:font-name="FreeMono" officeooo:rsid="001f0171" style:font-name-asian="Noto Serif CJK SC" style:font-name-complex="Lohit Devanagari1"/>
    </style:style>
    <style:style style:name="T22" style:family="text">
      <style:text-properties style:font-name="FreeMono" officeooo:rsid="001f211e" style:font-name-asian="Noto Serif CJK SC" style:font-name-complex="Lohit Devanagari1"/>
    </style:style>
    <style:style style:name="T23" style:family="text">
      <style:text-properties style:font-name="FreeMono" officeooo:rsid="00210beb" style:font-name-asian="Noto Serif CJK SC" style:font-name-complex="Lohit Devanagari1"/>
    </style:style>
    <style:style style:name="T24" style:family="text">
      <style:text-properties style:font-name="FreeMono" officeooo:rsid="0026bb55" style:font-name-asian="Noto Serif CJK SC" style:font-name-complex="Lohit Devanagari1"/>
    </style:style>
    <style:style style:name="T25" style:family="text">
      <style:text-properties style:font-name="FreeMono" officeooo:rsid="00286b67" style:font-name-asian="Noto Serif CJK SC" style:font-name-complex="Lohit Devanaga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вод данных:</text:p>
      <text:p text:style-name="P7"/>
      <text:p text:style-name="P1">float ax, ay, bx, by, cx, cy, <text:span text:style-name="T12">px, py;</text:span></text:p>
      <text:p text:style-name="P7"/>
      <text:p text:style-name="P7">- координаты точек на плоскости.</text:p>
      <text:p text:style-name="P7"/>
      <text:p text:style-name="P7">Ввывод:</text:p>
      <text:p text:style-name="P7"/>
      <text:p text:style-name="P7">S<text:span text:style-name="T1">▲</text:span><text:span text:style-name="T2">ABC, S</text:span><text:span text:style-name="T1">▲</text:span><text:span text:style-name="T2">ABP, S</text:span><text:span text:style-name="T1">▲</text:span><text:span text:style-name="T2">BCP, S</text:span><text:span text:style-name="T1">▲</text:span><text:span text:style-name="T2">CAP</text:span></text:p>
      <text:p text:style-name="P7"><text:span text:style-name="T2"/></text:p>
      <text:p text:style-name="P7"><text:span text:style-name="T2">- по формуле Герона</text:span></text:p>
      <text:p text:style-name="P7"><text:span text:style-name="T2">- по формуле Гаусса</text:span></text:p>
      <text:p text:style-name="P7"><text:span text:style-name="T2"/></text:p>
      <text:p text:style-name="P7"><text:span text:style-name="T2">Принадлежность точки P </text:span><text:span text:style-name="T1">▲</text:span><text:span text:style-name="T2">ABC.</text:span></text:p>
      <text:p text:style-name="P7"><text:span text:style-name="T2"/></text:p>
      <text:p text:style-name="P10"><text:span text:style-name="T2">Алгоритм:</text:span></text:p>
      <text:p text:style-name="P10"><text:span text:style-name="T2"/></text:p>
      <text:p text:style-name="P10"><text:span text:style-name="T2">1. Получаем координаты точек A (x, y), B (x, y), C (x, y), P (x, y).</text:span></text:p>
      <text:p text:style-name="P10"><text:span text:style-name="T2"/></text:p>
      <text:p text:style-name="P3"><text:span text:style-name="T13">printf("Введите координаты точки ... (x, y): <text:s/>");</text:span></text:p>
      <text:p text:style-name="P3"><text:span text:style-name="T13"/></text:p>
      <text:p text:style-name="P3"><text:span text:style-name="T13">scanf("%f", &amp;...x, &amp;...y);</text:span></text:p>
      <text:p text:style-name="P3"><text:span text:style-name="T13"/></text:p>
      <text:p text:style-name="P3"><text:span text:style-name="T13"/></text:p>
      <text:p text:style-name="P10"><text:span text:style-name="T2">2. Используем внешнюю процедуру для вычисления площади треугольников.</text:span></text:p>
      <text:p text:style-name="P10"><text:span text:style-name="T2"/></text:p>
      <text:p text:style-name="P10"><text:span text:style-name="T2">Реализация формулы Герона:</text:span></text:p>
      <text:p text:style-name="P10"><text:span text:style-name="T2"/></text:p>
      <text:p text:style-name="P13"><text:span text:style-name="T2">Для вычисления площади необходимо найти расстояние между вершинами треугольника </text:span><text:span text:style-name="T7">(длины сторон)</text:span><text:span text:style-name="T2"> </text:span><text:span text:style-name="T7">и полупериметр</text:span><text:span text:style-name="T2">.</text:span></text:p>
      <text:p text:style-name="P10"><text:span text:style-name="T2"/></text:p>
      <text:p text:style-name="P10"><text:span text:style-name="T2">- функция вычисления расстояние между точками:</text:span></text:p>
      <text:p text:style-name="P10"><text:span text:style-name="T2"/></text:p>
      <text:p text:style-name="P10"><text:span text:style-name="T2"><text:tab/>1. Принимает координаты 2-х точек.</text:span></text:p>
      <text:p text:style-name="P10"><text:span text:style-name="T2"><text:tab/></text:span></text:p>
      <text:p text:style-name="P12"><text:span text:style-name="T2"><text:tab/></text:span><text:span text:style-name="T16">float distance(float x1, float y1, float x2, float y2) </text:span><text:span text:style-name="T22">{</text:span></text:p>
      <text:p text:style-name="P12"><text:span text:style-name="T22"><text:tab/></text:span></text:p>
      <text:p text:style-name="P12"><text:span text:style-name="T22"><text:tab/><text:tab/>...</text:span></text:p>
      <text:p text:style-name="P12"><text:span text:style-name="T22"><text:tab/></text:span></text:p>
      <text:p text:style-name="P12"><text:span text:style-name="T22"><text:tab/>}</text:span></text:p>
      <text:p text:style-name="P10"><text:span text:style-name="T2"><text:tab/></text:span></text:p>
      <text:p text:style-name="P10"><text:span text:style-name="T2"><text:tab/>2. </text:span><text:span text:style-name="T5">После математических вычислений, в</text:span><text:span text:style-name="T2">озвращает расстояние между 2-я точками по <text:tab/>модулю.</text:span></text:p>
      <text:p text:style-name="P10"><text:span text:style-name="T2"/></text:p>
      <text:p text:style-name="P11"><text:span text:style-name="T2"><text:tab/></text:span><text:span text:style-name="T16">return fabs(sqrt(</text:span><text:span text:style-name="T17">pow(x2 – x1, 2) + pow(y2 – y1, 2)</text:span><text:span text:style-name="T18">));</text:span></text:p>
      <text:p text:style-name="P11"><text:span text:style-name="T18"/></text:p>
      <text:p text:style-name="P16"><text:span text:style-name="T4">- </text:span><text:span text:style-name="T2">передаем функции координаты вершин треугольника</text:span></text:p>
      <text:p text:style-name="P16"><text:span text:style-name="T2"/></text:p>
      <text:p text:style-name="P16"><text:span text:style-name="T2"><text:tab/></text:span><text:span text:style-name="T16">float areaOfTriangle</text:span><text:span text:style-name="T23">Geron</text:span><text:span text:style-name="T16">(float x1, float y1, float x2, float y2, float x3, float y3) {</text:span></text:p>
      <text:p text:style-name="P4"><text:span text:style-name="T13"><text:tab/></text:span></text:p>
      <text:p text:style-name="P4"><text:span text:style-name="T13"><text:tab/><text:tab/>...</text:span></text:p>
      <text:p text:style-name="P4"><text:span text:style-name="T13"><text:tab/></text:span></text:p>
      <text:p text:style-name="P4"><text:span text:style-name="T13"><text:tab/>}</text:span></text:p>
      <text:p text:style-name="P11"><text:soft-page-break/><text:span text:style-name="T4"/></text:p>
      <text:p text:style-name="P11"><text:span text:style-name="T3">- </text:span><text:span text:style-name="T6">находим полупериметр:</text:span></text:p>
      <text:p text:style-name="P11"><text:span text:style-name="T6"><text:tab/></text:span></text:p>
      <text:p text:style-name="P11"><text:span text:style-name="T6"><text:tab/>1. Через функцию distance находим длины сторон.</text:span></text:p>
      <text:p text:style-name="P11"><text:span text:style-name="T6"><text:tab/></text:span></text:p>
      <text:p text:style-name="P11"><text:span text:style-name="T6"><text:tab/></text:span><text:span text:style-name="T19">float ... = distance(x1, y1, x2, y2);</text:span></text:p>
      <text:p text:style-name="P11"><text:span text:style-name="T6"/></text:p>
      <text:p text:style-name="P11"><text:span text:style-name="T6"><text:tab/>2. Складываем </text:span><text:span text:style-name="T7">длины сторон и делим пополам.</text:span></text:p>
      <text:p text:style-name="P11"><text:span text:style-name="T6"/></text:p>
      <text:p text:style-name="P11"><text:span text:style-name="T6"><text:tab/></text:span><text:span text:style-name="T19">float p = (a + b + c) / 2;</text:span></text:p>
      <text:p text:style-name="P11"><text:span text:style-name="T6"><text:tab/></text:span></text:p>
      <text:p text:style-name="P11"><text:span text:style-name="T6"/></text:p>
      <text:p text:style-name="P12"><text:span text:style-name="T6">- </text:span><text:span text:style-name="T8">вычисляем площадь и возвращаем значение</text:span></text:p>
      <text:p text:style-name="P7"><text:span text:style-name="T2"/></text:p>
      <text:p text:style-name="P7"><text:span text:style-name="T2"><text:tab/></text:span><text:span text:style-name="T20">return fabs(sqrt(p * (p — a) * (p — b) * (p — c)));</text:span></text:p>
      <text:p text:style-name="P7"><text:span text:style-name="T20"/></text:p>
      <text:p text:style-name="P14"><text:span text:style-name="T2">Реализация формулы Гаусса:</text:span></text:p>
      <text:p text:style-name="P14"><text:span text:style-name="T2"/></text:p>
      <text:p text:style-name="P14"><text:span text:style-name="T2">Для вычисления площади треугольника по формуле Гаусса нужны только координаты точек вершин.</text:span></text:p>
      <text:p text:style-name="P14"><text:span text:style-name="T2"/></text:p>
      <text:p text:style-name="P14"><text:span text:style-name="T2">- передаем функции координаты вершин</text:span></text:p>
      <text:p text:style-name="P14"><text:span text:style-name="T2"/></text:p>
      <text:p text:style-name="P15"><text:span text:style-name="T2"><text:tab/></text:span><text:span text:style-name="T16">float </text:span><text:span text:style-name="T21">areaOfTriangle</text:span><text:span text:style-name="T23">Gauss</text:span><text:span text:style-name="T21">(float x1, float y1, float x2, float y2, float x3, float y3) </text:span><text:span text:style-name="T22">{</text:span></text:p>
      <text:p text:style-name="P15"><text:span text:style-name="T22"><text:tab/></text:span></text:p>
      <text:p text:style-name="P15"><text:span text:style-name="T22"><text:tab/>...<text:tab/></text:span></text:p>
      <text:p text:style-name="P15"><text:span text:style-name="T22"/></text:p>
      <text:p text:style-name="P15"><text:span text:style-name="T22">}</text:span></text:p>
      <text:p text:style-name="P14"><text:span text:style-name="T8"/></text:p>
      <text:p text:style-name="P14"><text:span text:style-name="T8">- вычисляем площадь и возвращаем значение</text:span></text:p>
      <text:p text:style-name="P14"><text:span text:style-name="T8"/></text:p>
      <text:p text:style-name="P14"><text:span text:style-name="T8"><text:tab/></text:span><text:span text:style-name="T21">return fabs((x1 * y2 + x2 * y3 + x3 * y1 – x2 * y1 – x3 * y2 – x1 * y3) / 2);</text:span></text:p>
      <text:p text:style-name="P14"><text:span text:style-name="T8"/></text:p>
      <text:p text:style-name="P14"><text:span text:style-name="T8"/></text:p>
      <text:p text:style-name="P17"><text:span text:style-name="T8">3. </text:span><text:span text:style-name="T2">Вычисляем принадлежность точки P треугольнику ABC.</text:span></text:p>
      <text:p text:style-name="P17"><text:span text:style-name="T2"/></text:p>
      <text:p text:style-name="P17"><text:span text:style-name="T9"><text:tab/>1. Находим общую площадь маленьких треугольников.</text:span></text:p>
      <text:p text:style-name="P17"><text:span text:style-name="T9"><text:tab/></text:span></text:p>
      <text:p text:style-name="P17"><text:span text:style-name="T9"><text:tab/></text:span><text:span text:style-name="T24">float sumAreas = areaABP + areaBCP + areaCAP;</text:span></text:p>
      <text:p text:style-name="P17"><text:span text:style-name="T9"/></text:p>
      <text:p text:style-name="P17"><text:span text:style-name="T9"><text:tab/>2. Если площадь маленьких треугольников совпадает с площадью большого, то точка <text:tab/>P лежит в треугольнике ABC. Точность до eps = 0.00001.</text:span></text:p>
      <text:p text:style-name="P17"><text:span text:style-name="T9"/></text:p>
      <text:p text:style-name="P18"><text:span text:style-name="T9"><text:tab/></text:span><text:span text:style-name="T24">if (fabs(sumAreas – areaABC) &lt;= eps) {</text:span></text:p>
      <text:p text:style-name="P5"><text:span text:style-name="T14"><text:tab/></text:span></text:p>
      <text:p text:style-name="P5"><text:span text:style-name="T14"><text:tab/><text:tab/>printf("Точка P принадлежит треугольнику ABC");</text:span></text:p>
      <text:p text:style-name="P5"><text:span text:style-name="T14"><text:tab/></text:span></text:p>
      <text:p text:style-name="P5"><text:span text:style-name="T14"><text:tab/>}</text:span></text:p>
      <text:p text:style-name="P14"><text:span text:style-name="T8"/></text:p>
      <text:p text:style-name="P7"><text:span text:style-name="T9"/></text:p>
      <text:p text:style-name="P7"><text:span text:style-name="T9"/></text:p>
      <text:p text:style-name="P9"><text:span text:style-name="T9"><text:tab/></text:span></text:p>
      <text:p text:style-name="P9"><text:soft-page-break/><text:span text:style-name="T11"><text:tab/></text:span><text:span text:style-name="T9">3. Если площади не совпадают, то точка P не лежит в треугольнике ABC.</text:span></text:p>
      <text:p text:style-name="P7"><text:span text:style-name="T9"><text:tab/></text:span></text:p>
      <text:p text:style-name="P8"><text:span text:style-name="T9"><text:tab/></text:span><text:span text:style-name="T25">else {</text:span></text:p>
      <text:p text:style-name="P2"><text:span text:style-name="T15"/></text:p>
      <text:p text:style-name="P2"><text:span text:style-name="T15"><text:tab/><text:tab/>printf("Точка P не принадлежит треугольнику ABC");<text:tab/></text:span></text:p>
      <text:p text:style-name="P2"><text:span text:style-name="T15"/></text:p>
      <text:p text:style-name="P2"><text:span text:style-name="T15"><text:tab/>}</text:span></text:p>
      <text:p text:style-name="P2"><text:span text:style-name="T15"/></text:p>
      <text:p text:style-name="P6"><text:span text:style-name="T15"/></text:p>
      <text:p text:style-name="P19"><text:span text:style-name="T10">И</text:span><text:span text:style-name="T2">сходный код:</text:span></text:p>
      <text:p text:style-name="P19"><text:span text:style-name="T2"/></text:p>
      <text:p text:style-name="P6">#include &lt;stdio.h&gt;</text:p>
      <text:p text:style-name="P6">#include &lt;math.h&gt;</text:p>
      <text:p text:style-name="P6"/>
      <text:p text:style-name="P6">// Расстояние между двумя точками (модуль)</text:p>
      <text:p text:style-name="P6">float distance(float x1, float y1, float x2, float y2);</text:p>
      <text:p text:style-name="P6"/>
      <text:p text:style-name="P6">// Формула Герона</text:p>
      <text:p text:style-name="P6">float areaOfTriangleGeron(float x1, float y1, float x2, float y2, float x3, float y3);</text:p>
      <text:p text:style-name="P6"/>
      <text:p text:style-name="P6">// Формула Гаусса</text:p>
      <text:p text:style-name="P6">float areaOfTriangleGauss(float x1, float y1, float x2, float y2, float x3, float y3);</text:p>
      <text:p text:style-name="P6"/>
      <text:p text:style-name="P6">int main() {</text:p>
      <text:p text:style-name="P6"><text:s text:c="4"/>float ax, ay, bx, by, cx, cy, px, py;</text:p>
      <text:p text:style-name="P6"/>
      <text:p text:style-name="P6"><text:s text:c="4"/>printf("Введите координаты точки A (x, y): ");</text:p>
      <text:p text:style-name="P6"><text:s text:c="4"/>scanf("%f %f", &amp;ax, &amp;ay);</text:p>
      <text:p text:style-name="P6"/>
      <text:p text:style-name="P6"><text:s text:c="4"/>printf("Введите координаты точки B (x, y): ");</text:p>
      <text:p text:style-name="P6"><text:s text:c="4"/>scanf("%f %f", &amp;bx, &amp;by);</text:p>
      <text:p text:style-name="P6"/>
      <text:p text:style-name="P6"><text:s text:c="4"/>printf("Введите координаты точки C (x, y): ");</text:p>
      <text:p text:style-name="P6"><text:s text:c="4"/>scanf("%f %f", &amp;cx, &amp;cy);</text:p>
      <text:p text:style-name="P6"/>
      <text:p text:style-name="P6"><text:s text:c="4"/>printf("Введите координаты точки P (x, y): ");</text:p>
      <text:p text:style-name="P6"><text:s text:c="4"/>scanf("%f %f", &amp;px, &amp;py);</text:p>
      <text:p text:style-name="P6"/>
      <text:p text:style-name="P6"><text:s text:c="4"/>// по формуле Герона</text:p>
      <text:p text:style-name="P6"><text:s text:c="4"/>float areaABC = areaOfTriangleGeron(ax, ay, bx, by, cx, cy);</text:p>
      <text:p text:style-name="P6"><text:s text:c="4"/>float areaABP = areaOfTriangleGeron(ax, ay, bx, by, px, py);</text:p>
      <text:p text:style-name="P6"><text:s text:c="4"/>float areaBCP = areaOfTriangleGeron(bx, by, cx, cy, px, py);</text:p>
      <text:p text:style-name="P6"><text:s text:c="4"/>float areaCAP = areaOfTriangleGeron(cx, cy, ax, ay, px, py);</text:p>
      <text:p text:style-name="P6"/>
      <text:p text:style-name="P6"><text:s text:c="4"/>printf("\nПлощадь треугольника ABC по формуле Герона: %.2f\n", areaABC);</text:p>
      <text:p text:style-name="P6"><text:s text:c="4"/>printf("Площадь треугольника ABP по формуле Герона: %.2f\n", areaABP);</text:p>
      <text:p text:style-name="P6"><text:s text:c="4"/>printf("Площадь треугольника BCP по формуле Герона: %.2f\n", areaBCP);</text:p>
      <text:p text:style-name="P6"><text:s text:c="4"/>printf("Площадь треугольника CAP по формуле Герона: %.2f\n\n", areaCAP);</text:p>
      <text:p text:style-name="P6"/>
      <text:p text:style-name="P6"><text:s text:c="4"/>// по формуле Гаусса</text:p>
      <text:p text:style-name="P6"><text:s text:c="4"/>float gsareaABC = areaOfTriangleGauss(ax, ay, bx, by, cx, cy);</text:p>
      <text:p text:style-name="P6"><text:s text:c="4"/>float gsareaABP = areaOfTriangleGauss(ax, ay, bx, by, px, py);</text:p>
      <text:p text:style-name="P6"><text:s text:c="4"/>float gsareaBCP = areaOfTriangleGauss(bx, by, cx, cy, px, py);</text:p>
      <text:p text:style-name="P6"><text:soft-page-break/><text:s text:c="4"/>float gsareaCAP = areaOfTriangleGauss(cx, cy, ax, ay, px, py);</text:p>
      <text:p text:style-name="P6"/>
      <text:p text:style-name="P6"><text:s text:c="4"/>printf("Площадь треугольника ABC по формуле Гаусса: %.2f\n", gsareaABC);</text:p>
      <text:p text:style-name="P6"><text:s text:c="4"/>printf("Площадь треугольника ABP по формуле Гаусса: %.2f\n", gsareaABP);</text:p>
      <text:p text:style-name="P6"><text:s text:c="4"/>printf("Площадь треугольника BCP по формуле Гаусса: %.2f\n", gsareaBCP);</text:p>
      <text:p text:style-name="P6"><text:s text:c="4"/>printf("Площадь треугольника CAP по формуле Гаусса: %.2f\n\n", gsareaCAP);</text:p>
      <text:p text:style-name="P6"/>
      <text:p text:style-name="P6"><text:s text:c="4"/>float sumAreas = areaABP + areaBCP + areaCAP;</text:p>
      <text:p text:style-name="P6"><text:s text:c="4"/>float eps = 0.00001;</text:p>
      <text:p text:style-name="P6"/>
      <text:p text:style-name="P6"><text:s text:c="4"/>if (fabs(sumAreas - areaABC) &lt;= eps) {</text:p>
      <text:p text:style-name="P6"><text:s text:c="8"/>printf("Сумма площадей треугольников ABP, BCP, CAP равна площади треугольника ABC: %.2f\n", sumAreas);</text:p>
      <text:p text:style-name="P6"><text:s text:c="8"/>printf("Точка P принадлежит треугольнику ABC.\n");</text:p>
      <text:p text:style-name="P6"><text:s text:c="4"/>} else {</text:p>
      <text:p text:style-name="P6"><text:s text:c="8"/>printf("Сумма площадей треугольников ABP, BCP, CAP не равна площади треугольника ABC: %.2f\n", sumAreas);</text:p>
      <text:p text:style-name="P6"><text:s text:c="8"/>printf("Точка P не принадлежит треугольнику ABC.\n");</text:p>
      <text:p text:style-name="P6"><text:s text:c="4"/>}</text:p>
      <text:p text:style-name="P6"><text:s text:c="4"/></text:p>
      <text:p text:style-name="P6"><text:s text:c="4"/>return 0;</text:p>
      <text:p text:style-name="P6">}</text:p>
      <text:p text:style-name="P6"/>
      <text:p text:style-name="P6">float distance(float x1, float y1, float x2, float y2) {</text:p>
      <text:p text:style-name="P6"><text:s text:c="4"/>return fabs(sqrt(pow(x2 - x1, 2) + pow(y2 - y1, 2)));</text:p>
      <text:p text:style-name="P6">}</text:p>
      <text:p text:style-name="P6"/>
      <text:p text:style-name="P6">float areaOfTriangleGeron(float x1, float y1, float x2, float y2, float x3, float y3) {</text:p>
      <text:p text:style-name="P6"><text:s text:c="4"/>float a = distance(x1, y1, x2, y2);</text:p>
      <text:p text:style-name="P6"><text:s text:c="4"/>float b = distance(x2, y2, x3, y3);</text:p>
      <text:p text:style-name="P6"><text:s text:c="4"/>float c = distance(x3, y3, x1, y1);</text:p>
      <text:p text:style-name="P6"><text:s text:c="4"/>float p = (a + b + c) / 2;</text:p>
      <text:p text:style-name="P6"><text:s text:c="4"/>return fabs(sqrt(p * (p - a) * (p - b) * (p - c)));</text:p>
      <text:p text:style-name="P6">}</text:p>
      <text:p text:style-name="P6"/>
      <text:p text:style-name="P6">float areaOfTriangleGauss(float x1, float y1, float x2, float y2, float x3, float y3) {</text:p>
      <text:p text:style-name="P6"><text:s text:c="4"/>return fabs((x1 * y2 + x2 * y3 + x3 * y1 - x2 * y1 - x3 * y2 - x1*y3) / 2);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1:22:22.657235573</meta:creation-date>
    <dc:date>2023-11-11T00:37:56.050789281</dc:date>
    <meta:editing-duration>PT19M3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129" meta:word-count="775" meta:character-count="5086" meta:non-whitespace-character-count="4168"/>
  </office:meta>
</office:document-meta>
</file>